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08b9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This is <text:span text:style-name="T1">Koala</text:span>’s first git projec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8T23:24:35.359608295</dc:date>
    <meta:editing-duration>PT1M21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6" meta:character-count="34" meta:non-whitespace-character-count="29"/>
  </office:meta>
</office:document-meta>
</file>